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7e25c4" officeooo:paragraph-rsid="007e25c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e25c4" officeooo:paragraph-rsid="007e25c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e25c4" officeooo:paragraph-rsid="0082d0a9" style:font-weight-asian="bold" style:font-weight-complex="bold"/>
    </style:style>
    <style:style style:name="P4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normal" officeooo:rsid="007f98c8" officeooo:paragraph-rsid="007f98c8" style:font-weight-asian="normal" style:font-weight-complex="normal"/>
    </style:style>
    <style:style style:name="P5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bold" officeooo:rsid="007e25c4" officeooo:paragraph-rsid="007e25c4" style:font-weight-asian="bold" style:font-weight-complex="bold"/>
    </style:style>
    <style:style style:name="P6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bold" officeooo:rsid="007e25c4" officeooo:paragraph-rsid="007e25c4" style:font-weight-asian="bold" style:font-weight-complex="bold"/>
    </style:style>
    <style:style style:name="P7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bold" officeooo:rsid="007e25c4" officeooo:paragraph-rsid="007e25c4" style:font-weight-asian="bold" style:font-weight-complex="bold"/>
    </style:style>
    <style:style style:name="T1" style:family="text">
      <style:text-properties fo:font-weight="normal" officeooo:rsid="007f98c8" style:font-weight-asian="normal" style:font-weight-complex="normal"/>
    </style:style>
    <style:style style:name="T2" style:family="text">
      <style:text-properties fo:font-weight="normal" officeooo:rsid="0082d0a9" style:font-weight-asian="normal" style:font-weight-complex="normal"/>
    </style:style>
    <style:style style:name="T3" style:family="text">
      <style:text-properties style:font-name="Nimbus Mono L" fo:font-weight="normal" officeooo:rsid="007f98c8" style:font-weight-asian="normal" style:font-weight-complex="normal"/>
    </style:style>
    <style:style style:name="T4" style:family="text">
      <style:text-properties style:font-name="Nimbus Mono L" fo:font-weight="normal" officeooo:rsid="0082d0a9" style:font-weight-asian="normal" style:font-weight-complex="normal"/>
    </style:style>
    <style:style style:name="T5" style:family="text">
      <style:text-properties officeooo:rsid="008212b5"/>
    </style:style>
    <style:style style:name="T6" style:family="text">
      <style:text-properties officeooo:rsid="0082d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Input )<text:tab/> <text:s text:c="6"/>“to ru gi <text:span text:style-name="T6">pai</text:span> to hui”</text:p>
      <text:p text:style-name="P1"/>
      <text:p text:style-name="P2">Read<text:tab/><text:tab/>→ <text:s text:c="2"/>(to ru “gi” “<text:span text:style-name="T6">pai”</text:span> to “hui”)</text:p>
      <text:p text:style-name="P1"/>
      <text:p text:style-name="P4">Immediately after this stage, check for unknown-word errors.</text:p>
      <text:p text:style-name="P1"/>
      <text:p text:style-name="P2">Parse<text:tab/><text:tab/>→ <text:s text:c="2"/>(ru <text:span text:style-name="T6">(</text:span>“gi” “<text:span text:style-name="T6">pai”)</text:span> “hui”)</text:p>
      <text:p text:style-name="P1"/>
      <text:p text:style-name="P5"><text:span text:style-name="T1">This stage should return early with a failure notice if something fails to parse.</text:span></text:p>
      <text:p text:style-name="P1"/>
      <text:p text:style-name="P2">Interpret<text:tab/>→ <text:s text:c="2"/>( <text:s/>(ru <text:span text:style-name="T6">(&lt;</text:span>gi<text:span text:style-name="T5">&gt; &lt;pai&gt;)</text:span> <text:span text:style-name="T5">&lt;</text:span>hui<text:span text:style-name="T5">&gt;</text:span>) <text:s/>(ru <text:span text:style-name="T6">(&lt;</text:span>gi A<text:span text:style-name="T5">&gt; &lt;pai&gt;)</text:span> <text:span text:style-name="T5">&lt;</text:span>hui<text:span text:style-name="T5">&gt;</text:span>) <text:s/>… )</text:p>
      <text:p text:style-name="P1"/>
      <text:p text:style-name="P5"><text:span text:style-name="T1">This stage is responsible for determining which interpretations are useful. <text:s/>Eventually, there will be settings to control exactly how it is decided.</text:span></text:p>
      <text:p text:style-name="P1"/>
      <text:p text:style-name="P2">Render<text:tab/>→ <text:s text:c="2"/>( <text:s/><text:span text:style-name="T5">&lt;</text:span>lu to ru (<text:span text:style-name="T6">lu to ru (</text:span>gi<text:span text:style-name="T6">) to (pai)</text:span>) to (hui)<text:span text:style-name="T5">&gt;</text:span> <text:s/><text:span text:style-name="T5">&lt;</text:span>lu to ru (gi <text:span text:style-name="T6">(pai)</text:span>) to (hui)<text:span text:style-name="T5">&gt;</text:span> <text:s/>… )</text:p>
      <text:p text:style-name="P1"/>
      <text:p text:style-name="P5"><text:span text:style-name="T1">This stage should produce </text:span><text:span text:style-name="T2">&lt;</text:span><text:span text:style-name="T3">(fail ...)</text:span><text:span text:style-name="T4">&gt;</text:span><text:span text:style-name="T1"> structures for invalid serializations, </text:span><text:span text:style-name="T2">such as serializing &lt;cheo c 2&gt; over &lt;nuo c&gt;.</text:span></text:p>
      <text:p text:style-name="P1"/>
      <text:p text:style-name="P3">Pretty-print<text:tab/>→ <text:s text:c="2"/>( <text:s/>“lủ to ru <text:span text:style-name="T6">lủ to ru gỉ na to pải na</text:span> na to hủi” <text:s/>“lủ to ru gỉ <text:span text:style-name="T6">pâi na</text:span> na to hủi” <text:s/>…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23:18:12.805487814</meta:creation-date>
    <meta:generator>LibreOffice/4.3.3.2$Linux_X86_64 LibreOffice_project/430m0$Build-2</meta:generator>
    <dc:date>2018-09-09T01:46:39.609903585</dc:date>
    <meta:editing-duration>PT3H52M53S</meta:editing-duration>
    <meta:editing-cycles>135</meta:editing-cycles>
    <meta:document-statistic meta:table-count="0" meta:image-count="0" meta:object-count="0" meta:page-count="1" meta:paragraph-count="10" meta:word-count="151" meta:character-count="790" meta:non-whitespace-character-count="620"/>
  </office:meta>
</office:document-meta>
</file>